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ung-hong Chan</meta:initial-creator>
    <meta:creation-date>2022-06-16T21:22:41.428063664</meta:creation-date>
    <dc:date>2022-06-16T21:39:31.175814003</dc:date>
    <dc:creator>Chung-hong Chan</dc:creator>
    <meta:editing-duration>PT16M49S</meta:editing-duration>
    <meta:editing-cycles>2</meta:editing-cycles>
    <meta:generator>LibreOffice/6.4.7.2$Linux_X86_64 LibreOffice_project/40$Build-2</meta:generator>
    <meta:document-statistic meta:table-count="1" meta:cell-count="2511" meta:object-count="0"/>
  </office:meta>
</office:document-meta>
</file>